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47cm" style:contextual-spacing="false" fo:line-height="114%" fo:text-indent="0cm" style:auto-text-indent="false"/>
    </style:style>
    <style:style style:name="P2" style:family="paragraph" style:parent-style-name="Heading_20_3">
      <style:paragraph-properties fo:margin-left="0cm" fo:margin-right="0cm" fo:margin-top="0cm" fo:margin-bottom="0.212cm" style:contextual-spacing="false" fo:line-height="114%" fo:text-indent="0cm" style:auto-text-indent="false"/>
    </style:style>
    <style:style style:name="P3"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style>
    <style:style style:name="P4"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style>
    <style:style style:name="P5" style:family="paragraph" style:parent-style-name="Heading_20_4">
      <style:paragraph-properties fo:margin-left="0cm" fo:margin-right="0cm" fo:margin-top="0cm" fo:margin-bottom="0.212cm" style:contextual-spacing="false" fo:line-height="114%" fo:text-indent="0cm" style:auto-text-indent="false"/>
    </style:style>
    <style:style style:name="P6"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officeooo:paragraph-rsid="000ecfc2"/>
    </style:style>
    <style:style style:name="P7" style:family="paragraph" style:parent-style-name="Text_20_body" style:list-style-name="L3">
      <style:paragraph-properties fo:line-height="114%"/>
      <style:text-properties style:font-name="Google Sans Text" officeooo:paragraph-rsid="000ecfc2"/>
    </style:style>
    <style:style style:name="P8" style:family="paragraph" style:parent-style-name="Text_20_body">
      <style:paragraph-properties fo:line-height="114%"/>
      <style:text-properties style:font-name="Google Sans Text" officeooo:paragraph-rsid="000ecfc2"/>
    </style:style>
    <style:style style:name="P9"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0"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1" style:family="paragraph" style:parent-style-name="Preformatted_20_Text">
      <style:paragraph-properties fo:margin-left="0cm" fo:margin-right="0cm" fo:margin-top="0cm" fo:margin-bottom="0cm" style:contextual-spacing="false" fo:line-height="114%" fo:text-indent="0cm" style:auto-text-indent="false"/>
    </style:style>
    <style:style style:name="P12" style:family="paragraph" style:parent-style-name="Preformatted_20_Text">
      <style:paragraph-properties fo:margin-top="0cm" fo:margin-bottom="0cm" style:contextual-spacing="false" fo:line-height="114%"/>
    </style:style>
    <style:style style:name="P13"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14"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style>
    <style:style style:name="P15" style:family="paragraph" style:parent-style-name="Preformatted_20_Text" style:list-style-name="L5">
      <style:paragraph-properties fo:margin-left="0cm" fo:margin-right="0cm" fo:margin-top="0cm" fo:margin-bottom="0cm" style:contextual-spacing="false" fo:line-height="114%" fo:text-indent="0cm" style:auto-text-indent="false" fo:padding="0cm" fo:border="none"/>
      <style:text-properties officeooo:paragraph-rsid="000bcce4"/>
    </style:style>
    <style:style style:name="P16" style:family="paragraph" style:parent-style-name="Preformatted_20_Text" style:list-style-name="L5">
      <style:paragraph-properties fo:margin-top="0cm" fo:margin-bottom="0cm" style:contextual-spacing="false" fo:line-height="114%" fo:padding="0cm" fo:border="none"/>
      <style:text-properties officeooo:paragraph-rsid="000bcce4"/>
    </style:style>
    <style:style style:name="P17" style:family="paragraph" style:parent-style-name="Heading_20_4">
      <style:paragraph-properties fo:margin-left="0cm" fo:margin-right="0cm" fo:margin-top="0cm" fo:margin-bottom="0.212cm" style:contextual-spacing="false" fo:line-height="114%" fo:text-indent="0cm" style:auto-text-indent="false"/>
      <style:text-properties officeooo:paragraph-rsid="000bcce4"/>
    </style:style>
    <style:style style:name="P18"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officeooo:paragraph-rsid="000bcce4"/>
    </style:style>
    <style:style style:name="P19"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officeooo:paragraph-rsid="000bcce4"/>
    </style:style>
    <style:style style:name="P20"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style>
    <style:style style:name="P21"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2"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3"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style>
    <style:style style:name="P24"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style>
    <style:style style:name="P25" style:family="paragraph" style:parent-style-name="Preformatted_20_Text" style:list-style-name="L10">
      <style:paragraph-properties fo:margin-left="0cm" fo:margin-right="0cm" fo:margin-top="0cm" fo:margin-bottom="0cm" style:contextual-spacing="false" fo:line-height="114%" fo:text-indent="0cm" style:auto-text-indent="false" fo:padding="0cm" fo:border="none"/>
    </style:style>
    <style:style style:name="P26" style:family="paragraph" style:parent-style-name="Preformatted_20_Text" style:list-style-name="L10">
      <style:paragraph-properties fo:margin-top="0cm" fo:margin-bottom="0cm" style:contextual-spacing="false" fo:line-height="114%" fo:padding="0cm" fo:border="none"/>
    </style:style>
    <style:style style:name="P27"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8" style:family="paragraph" style:parent-style-name="Text_20_body" style:list-style-name="L11">
      <style:paragraph-properties fo:margin-top="0cm" fo:margin-bottom="0.212cm" style:contextual-spacing="false" fo:line-height="114%"/>
      <style:text-properties style:font-name="Google Sans Text" officeooo:rsid="000ecfc2"/>
    </style:style>
    <style:style style:name="P29" style:family="paragraph" style:parent-style-name="Text_20_body">
      <style:paragraph-properties fo:margin-left="0cm" fo:margin-right="0cm" fo:margin-top="0cm" fo:margin-bottom="0.212cm" style:contextual-spacing="false" fo:line-height="114%" fo:text-indent="0cm" style:auto-text-indent="false"/>
    </style:style>
    <style:style style:name="P30"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officeooo:paragraph-rsid="000cd004"/>
    </style:style>
    <style:style style:name="P31"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officeooo:paragraph-rsid="000cd004"/>
    </style:style>
    <style:style style:name="P32"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officeooo:paragraph-rsid="000cd004"/>
    </style:style>
    <style:style style:name="P33" style:family="paragraph" style:parent-style-name="Heading_20_3">
      <style:paragraph-properties fo:margin-left="0cm" fo:margin-right="0cm" fo:margin-top="0cm" fo:margin-bottom="0.212cm" style:contextual-spacing="false" fo:line-height="114%" fo:text-indent="0cm" style:auto-text-indent="false"/>
      <style:text-properties officeooo:paragraph-rsid="00122261"/>
    </style:style>
    <style:style style:name="P34" style:family="paragraph" style:parent-style-name="Standard">
      <style:text-properties officeooo:rsid="00122261" officeooo:paragraph-rsid="00122261"/>
    </style:style>
    <style:style style:name="P35" style:family="paragraph" style:parent-style-name="Text_20_body">
      <style:text-properties officeooo:rsid="00122261" officeooo:paragraph-rsid="00122261"/>
    </style:style>
    <style:style style:name="P36" style:family="paragraph" style:parent-style-name="Horizontal_20_Line">
      <style:text-properties officeooo:rsid="00122261"/>
    </style:style>
    <style:style style:name="P37" style:family="paragraph" style:parent-style-name="Heading_20_3">
      <style:text-properties officeooo:rsid="00122261"/>
    </style:style>
    <style:style style:name="P38" style:family="paragraph" style:parent-style-name="Text_20_body">
      <style:text-properties officeooo:rsid="00122261"/>
    </style:style>
    <style:style style:name="P39" style:family="paragraph" style:parent-style-name="Text_20_body" style:list-style-name="L13">
      <style:text-properties officeooo:rsid="00122261"/>
    </style:style>
    <style:style style:name="P40" style:family="paragraph" style:parent-style-name="Heading_20_4">
      <style:text-properties officeooo:rsid="00122261"/>
    </style:style>
    <style:style style:name="P41" style:family="paragraph" style:parent-style-name="Text_20_body" style:list-style-name="L14">
      <style:text-properties officeooo:rsid="00122261"/>
    </style:style>
    <style:style style:name="P42" style:family="paragraph" style:parent-style-name="Text_20_body" style:list-style-name="L14">
      <style:text-properties fo:font-weight="bold" officeooo:rsid="00122261"/>
    </style:style>
    <style:style style:name="P43" style:family="paragraph" style:parent-style-name="Text_20_body" style:list-style-name="L15">
      <style:text-properties officeooo:rsid="00122261"/>
    </style:style>
    <style:style style:name="P44" style:family="paragraph" style:parent-style-name="Text_20_body" style:list-style-name="L16">
      <style:text-properties fo:font-weight="bold" officeooo:rsid="00122261"/>
    </style:style>
    <style:style style:name="P45" style:family="paragraph" style:parent-style-name="Text_20_body" style:list-style-name="L16">
      <style:text-properties officeooo:rsid="00122261"/>
    </style:style>
    <style:style style:name="P46" style:family="paragraph" style:parent-style-name="Text_20_body" style:list-style-name="L17">
      <style:text-properties officeooo:rsid="00122261"/>
    </style:style>
    <style:style style:name="P47" style:family="paragraph" style:parent-style-name="Text_20_body" style:list-style-name="L18">
      <style:text-properties fo:font-weight="bold" officeooo:rsid="00122261"/>
    </style:style>
    <style:style style:name="P48" style:family="paragraph" style:parent-style-name="Text_20_body" style:list-style-name="L18">
      <style:text-properties officeooo:rsid="00122261"/>
    </style:style>
    <style:style style:name="T1" style:family="text">
      <style:text-properties style:font-name="Google Sans Text"/>
    </style:style>
    <style:style style:name="T2" style:family="text">
      <style:text-properties style:font-name="Google Sans Text" officeooo:rsid="000ecfc2"/>
    </style:style>
    <style:style style:name="T3" style:family="text">
      <style:text-properties style:font-name="Google Sans Text" officeooo:rsid="000cd004"/>
    </style:style>
    <style:style style:name="T4" style:family="text">
      <style:text-properties style:font-name="Google Sans Text" officeooo:rsid="00122261"/>
    </style:style>
    <style:style style:name="T5"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1. Vision du Produit</text:span></text:span></text:h>
      <text:p text:style-name="P1"><text:span text:style-name="T1">Le projet vise à créer une application multi-plateforme (mobile et bureau) permettant aux utilisateurs de gérer des transactions dans un environnement décentralisé. L'application </text:span><text:span text:style-name="Strong_20_Emphasis"><text:span text:style-name="T1">DOIT</text:span></text:span><text:span text:style-name="T1"> être pleinement fonctionnelle sans connexion Internet ("offline-first") et capable de synchroniser son état avec d'autres pairs de manière opportuniste, soit via Internet, soit via des canaux de communication locaux (QR Code, Bluetooth).</text:span></text:p>
      <text:h text:style-name="P2" text:outline-level="3"><text:span text:style-name="Strong_20_Emphasis"><text:span text:style-name="T1">2. Principes Architecturaux Fondamentaux</text:span></text:span></text:h>
      <text:list text:style-name="L1">
        <text:list-item>
          <text:p text:style-name="P3"><text:span text:style-name="Strong_20_Emphasis"><text:span text:style-name="T1">Local-First :</text:span></text:span><text:span text:style-name="T1"> L'application est avant tout une application locale. Toute modification d'état (création de transaction) est d'abord écrite et validée sur l'appareil local avant toute tentative de communication réseau. L'état de l'application est la source de vérité.</text:span></text:p>
        </text:list-item>
        <text:list-item>
          <text:p text:style-name="P3"><text:span text:style-name="Strong_20_Emphasis"><text:span text:style-name="T1">Peer-to-Peer (P2P) :</text:span></text:span><text:span text:style-name="T1"> Il n'existe aucun serveur central. Tous les appareils (nœuds) sont des pairs égaux qui collaborent pour propager et valider l'information.</text:span></text:p>
        </text:list-item>
        <text:list-item>
          <text:p text:style-name="P3"><text:span text:style-name="Strong_20_Emphasis"><text:span text:style-name="T1">Intégrité Cryptographique :</text:span></text:span><text:span text:style-name="T1"> Chaque utilisateur est identifié par une paire de clés cryptographiques. Toutes les actions créant des données (transactions) </text:span><text:span text:style-name="Strong_20_Emphasis"><text:span text:style-name="T1">DOIVENT</text:span></text:span><text:span text:style-name="T1"> être signées par leur auteur.</text:span></text:p>
        </text:list-item>
        <text:list-item>
          <text:p text:style-name="P3"><text:span text:style-name="Strong_20_Emphasis"><text:span text:style-name="T1">Cohérence à Terme (Eventual Consistency) :</text:span></text:span><text:span text:style-name="T1"> Le système garantit que tous les nœuds finiront par converger vers le même état, mais n'exige pas qu'ils soient tous synchronisés en temps réel.</text:span></text:p>
        </text:list-item>
      </text:list>
      <text:h text:style-name="P2" text:outline-level="3"><text:span text:style-name="Strong_20_Emphasis"><text:span text:style-name="T1">3. Socle Technique (Tech Stack)</text:span></text:span></text:h>
      <text:list text:style-name="L2">
        <text:list-item>
          <text:p text:style-name="P4"><text:span text:style-name="Strong_20_Emphasis"><text:span text:style-name="T1">Application Mobile :</text:span></text:span><text:span text:style-name="T1"> React Native</text:span></text:p>
        </text:list-item>
        <text:list-item>
          <text:p text:style-name="P4"><text:span text:style-name="Strong_20_Emphasis"><text:span text:style-name="T1">Application de Bureau :</text:span></text:span><text:span text:style-name="T1"> Electron</text:span></text:p>
        </text:list-item>
        <text:list-item>
          <text:p text:style-name="P4"><text:span text:style-name="Strong_20_Emphasis"><text:span text:style-name="T1">Réseau et Stockage P2P :</text:span></text:span><text:span text:style-name="T1"> </text:span><text:span text:style-name="Strong_20_Emphasis"><text:span text:style-name="T1">Helia</text:span></text:span><text:span text:style-name="T1"> (implémentation JavaScript d'IPFS)</text:span></text:p>
        </text:list-item>
        <text:list-item>
          <text:p text:style-name="P4"><text:span text:style-name="Strong_20_Emphasis"><text:span text:style-name="T1">Couche de Communication P2P :</text:span></text:span><text:span text:style-name="T1"> </text:span><text:span text:style-name="Strong_20_Emphasis"><text:span text:style-name="T1">Libp2p</text:span></text:span><text:span text:style-name="T1"> (inclus dans Helia)</text:span></text:p>
        </text:list-item>
        <text:list-item>
          <text:p text:style-name="P4"><text:span text:style-name="Strong_20_Emphasis"><text:span text:style-name="T1">Base de Données Locale :</text:span></text:span><text:span text:style-name="T1"> Une base de données clé-valeur rapide et embarquée.</text:span></text:p>
          <text:list>
            <text:list-item>
              <text:p text:style-name="P4"><text:span text:style-name="Emphasis"><text:span text:style-name="T1">Pour React Native :</text:span></text:span><text:span text:style-name="T1"> </text:span><text:span text:style-name="Strong_20_Emphasis"><text:span text:style-name="T1">MMKV</text:span></text:span><text:span text:style-name="T1"> ou </text:span><text:span text:style-name="Strong_20_Emphasis"><text:span text:style-name="T1">WatermelonDB</text:span></text:span><text:span text:style-name="T1">.</text:span></text:p>
            </text:list-item>
            <text:list-item>
              <text:p text:style-name="P4"><text:span text:style-name="Emphasis"><text:span text:style-name="T1">Pour Electron :</text:span></text:span><text:span text:style-name="T1"> </text:span><text:span text:style-name="Strong_20_Emphasis"><text:span text:style-name="T1">LevelDB</text:span></text:span><text:span text:style-name="T1">.</text:span></text:p>
            </text:list-item>
          </text:list>
        </text:list-item>
        <text:list-item>
          <text:p text:style-name="P4"><text:span text:style-name="Strong_20_Emphasis"><text:span text:style-name="T1">Cryptographie :</text:span></text:span><text:span text:style-name="T1"> Les primitives fournies par </text:span><text:span text:style-name="Source_20_Text"><text:span text:style-name="T1">libp2p-crypto</text:span></text:span><text:span text:style-name="T1"> (</text:span><text:span text:style-name="Strong_20_Emphasis"><text:span text:style-name="T1">Ed25519</text:span></text:span><text:span text:style-name="T1"> par défaut) pour les identités et les signatures.</text:span></text:p>
        </text:list-item>
      </text:list>
      <text:h text:style-name="P2" text:outline-level="3"><text:span text:style-name="Strong_20_Emphasis"><text:span text:style-name="T1">4. Modélisation des Données</text:span></text:span></text:h>
      <text:h text:style-name="P5" text:outline-level="4"><text:span text:style-name="Strong_20_Emphasis"><text:span text:style-name="T1">4.1 Identité de l'Utilisateur</text:span></text:span></text:h>
      <text:p text:style-name="P6">Le système distingue deux types de comptes :</text:p>
      <text:list text:style-name="L3">
        <text:list-item>
          <text:p text:style-name="P7"><text:span text:style-name="Strong_20_Emphasis">Compte Utilisateur Standard :</text:span> Peut créer des transactions de type <text:span text:style-name="Source_20_Text">PAYMENT</text:span>. C'est le compte par défaut pour tous les utilisateurs.</text:p>
        </text:list-item>
        <text:list-item>
          <text:p text:style-name="P7"><text:soft-page-break/><text:span text:style-name="Strong_20_Emphasis">Compte Oracle de Ressources :</text:span> Un type de compte spécial et unique, autorisé à publier des transactions de type <text:span text:style-name="Source_20_Text">RATES_UPDATE</text:span>. La clé publique de ce compte <text:span text:style-name="Strong_20_Emphasis">DOIT</text:span> être connue de toutes les applications pour vérification.</text:p>
        </text:list-item>
      </text:list>
      <text:p text:style-name="P8">La clé privée est stockée de manière sécurisée sur l'appareil et ne le quitte <text:span text:style-name="Strong_20_Emphasis">JAMAIS</text:span>. Le <text:span text:style-name="Strong_20_Emphasis">PeerID</text:span> de Libp2p, dérivé de la clé publique, est l'identifiant réseau de l'utilisateur.</text:p>
      <text:p text:style-name="P1"><text:span text:style-name="T1">L'identité de chaque utilisateur est définie par une paire de clés asymétriques </text:span><text:span text:style-name="Strong_20_Emphasis"><text:span text:style-name="T1">Ed25519</text:span></text:span><text:span text:style-name="T1">.</text:span></text:p>
      <text:list text:style-name="L4">
        <text:list-item>
          <text:p text:style-name="P9"><text:span text:style-name="T1">La </text:span><text:span text:style-name="Strong_20_Emphasis"><text:span text:style-name="T1">clé privée</text:span></text:span><text:span text:style-name="T1"> est stockée de manière sécurisée sur l'appareil (Keystore/Secure Enclave pour mobile, Keytar pour Electron). Elle ne quitte </text:span><text:span text:style-name="Strong_20_Emphasis"><text:span text:style-name="T1">JAMAIS</text:span></text:span><text:span text:style-name="T1"> l'appareil.</text:span></text:p>
        </text:list-item>
        <text:list-item>
          <text:p text:style-name="P9"><text:span text:style-name="T1">La </text:span><text:span text:style-name="Strong_20_Emphasis"><text:span text:style-name="T1">clé publique</text:span></text:span><text:span text:style-name="T1"> sert d'identifiant et à la vérification des signatures.</text:span></text:p>
        </text:list-item>
        <text:list-item>
          <text:p text:style-name="P9"><text:span text:style-name="T1">Le </text:span><text:span text:style-name="Strong_20_Emphasis"><text:span text:style-name="T1">PeerID</text:span></text:span><text:span text:style-name="T1"> de Libp2p, dérivé de la clé publique, est l'identifiant réseau de l'utilisateur.</text:span></text:p>
        </text:list-item>
      </text:list>
      <text:p text:style-name="P10"/>
      <text:h text:style-name="P5" text:outline-level="4"><text:span text:style-name="Strong_20_Emphasis"><text:span text:style-name="T1">4.2 La Transaction (Objet du DAG)</text:span></text:span></text:h>
      <text:p text:style-name="P1"><text:span text:style-name="T1">La structure de données fondamentale est un </text:span><text:span text:style-name="Strong_20_Emphasis"><text:span text:style-name="T1">Graphe Orienté Acyclique (DAG)</text:span></text:span><text:span text:style-name="T1">. Chaque transaction est un objet dans ce DAG.</text:span></text:p>
      <text:p text:style-name="P11"><text:span text:style-name="Source_20_Text"><text:span text:style-name="T1">// Définition des vecteurs monétaires possibles</text:span></text:span></text:p>
      <text:p text:style-name="P12"><text:span text:style-name="Source_20_Text"><text:span text:style-name="T1">type VectorType = 'Heure' | 'Eau' | 'Electricite' | 'Hydrocarbure' | 'RessourceNonRenouvelable' | 'RessourceRenouvelable' | 'Dechet' | 'Polluant' | 'Surface';</text:span></text:span></text:p>
      <text:p text:style-name="P12"/>
      <text:p text:style-name="P12"><text:span text:style-name="Source_20_Text"><text:span text:style-name="T1">// Structure pour un montant vectoriel</text:span></text:span></text:p>
      <text:p text:style-name="P12"><text:span text:style-name="Source_20_Text"><text:span text:style-name="T1">interface VectorAmount {</text:span></text:span></text:p>
      <text:p text:style-name="P12"><text:span text:style-name="Source_20_Text"><text:s text:c="2"/></text:span><text:span text:style-name="Source_20_Text"><text:span text:style-name="T1">vector: VectorType;</text:span></text:span></text:p>
      <text:p text:style-name="P12"><text:span text:style-name="Source_20_Text"><text:s text:c="2"/></text:span><text:span text:style-name="Source_20_Text"><text:span text:style-name="T1">value: number;</text:span></text:span></text:p>
      <text:p text:style-name="P12"><text:span text:style-name="Source_20_Text"><text:span text:style-name="T1">}</text:span></text:span></text:p>
      <text:p text:style-name="P12"/>
      <text:p text:style-name="P12"><text:span text:style-name="Source_20_Text"><text:span text:style-name="T1">// Structure pour les taux de conversion</text:span></text:span></text:p>
      <text:p text:style-name="P12"><text:span text:style-name="Source_20_Text"><text:span text:style-name="T1">interface ConversionRates {</text:span></text:span></text:p>
      <text:p text:style-name="P12"><text:span text:style-name="Source_20_Text"><text:s text:c="2"/></text:span><text:span text:style-name="Source_20_Text"><text:span text:style-name="T1">// Timestamp de la publication de ces taux</text:span></text:span></text:p>
      <text:p text:style-name="P12"><text:span text:style-name="Source_20_Text"><text:s text:c="2"/></text:span><text:span text:style-name="Source_20_Text"><text:span text:style-name="T1">date: number;</text:span></text:span></text:p>
      <text:p text:style-name="P12"><text:span text:style-name="Source_20_Text"><text:s text:c="2"/></text:span><text:span text:style-name="Source_20_Text"><text:span text:style-name="T1">// Auteur de la mise à jour des taux (PeerID)</text:span></text:span></text:p>
      <text:p text:style-name="P12"><text:span text:style-name="Source_20_Text"><text:s text:c="2"/></text:span><text:span text:style-name="Source_20_Text"><text:span text:style-name="T1">author: PeerID;</text:span></text:span></text:p>
      <text:p text:style-name="P12"><text:span text:style-name="Source_20_Text"><text:s text:c="2"/></text:span><text:span text:style-name="Source_20_Text"><text:span text:style-name="T1">// La clé est le vecteur, la valeur est son taux de conversion vers le vecteur 'Heure'</text:span></text:span></text:p>
      <text:p text:style-name="P12"><text:span text:style-name="Source_20_Text"><text:s text:c="2"/></text:span><text:span text:style-name="Source_20_Text"><text:span text:style-name="T1">[vector: string]: number | PeerID; // On permet aussi de stocker l'auteur</text:span></text:span></text:p>
      <text:p text:style-name="P12"><text:span text:style-name="Source_20_Text"><text:span text:style-name="T1">}</text:span></text:span></text:p>
      <text:p text:style-name="P12"/>
      <text:p text:style-name="P12"><text:span text:style-name="Source_20_Text"><text:span text:style-name="T1">// Le payload d'une transaction de paiement</text:span></text:span></text:p>
      <text:p text:style-name="P12"><text:span text:style-name="Source_20_Text"><text:span text:style-name="T1">interface PaymentPayload {</text:span></text:span></text:p>
      <text:p text:style-name="P12"><text:span text:style-name="Source_20_Text"><text:s text:c="2"/></text:span><text:span text:style-name="Source_20_Text"><text:span text:style-name="T1">from: PublicKey;</text:span></text:span></text:p>
      <text:p text:style-name="P12"><text:span text:style-name="Source_20_Text"><text:s text:c="2"/></text:span><text:span text:style-name="Source_20_Text"><text:span text:style-name="T1">to: PublicKey;</text:span></text:span></text:p>
      <text:p text:style-name="P12"><text:span text:style-name="Source_20_Text"><text:s text:c="2"/></text:span><text:span text:style-name="Source_20_Text"><text:span text:style-name="T1">amounts: VectorAmount[];</text:span></text:span></text:p>
      <text:p text:style-name="P12"><text:span text:style-name="Source_20_Text"><text:s text:c="2"/></text:span><text:span text:style-name="Source_20_Text"><text:span text:style-name="T1">rates: ConversionRates; // Taux utilisés pour cette transaction</text:span></text:span></text:p>
      <text:p text:style-name="P12"><text:span text:style-name="Source_20_Text"><text:s text:c="2"/></text:span><text:span text:style-name="Source_20_Text"><text:span text:style-name="T1">totalTemporalValue: number;</text:span></text:span></text:p>
      <text:p text:style-name="P12"><text:span text:style-name="Source_20_Text"><text:span text:style-name="T1">}</text:span></text:span></text:p>
      <text:p text:style-name="P12"/>
      <text:p text:style-name="P12"><text:span text:style-name="Source_20_Text"><text:span text:style-name="T1">// Le payload d'une transaction de mise à jour des taux</text:span></text:span></text:p>
      <text:p text:style-name="P12"><text:span text:style-name="Source_20_Text"><text:span text:style-name="T1">interface RatesUpdatePayload {</text:span></text:span></text:p>
      <text:p text:style-name="P12"><text:soft-page-break/><text:span text:style-name="Source_20_Text"><text:s text:c="2"/></text:span><text:span text:style-name="Source_20_Text"><text:span text:style-name="T1">newRates: ConversionRates;</text:span></text:span></text:p>
      <text:p text:style-name="P12"><text:span text:style-name="Source_20_Text"><text:span text:style-name="T1">}</text:span></text:span></text:p>
      <text:p text:style-name="P12"/>
      <text:p text:style-name="P12"><text:span text:style-name="Source_20_Text"><text:span text:style-name="T1">interface Transaction {</text:span></text:span></text:p>
      <text:p text:style-name="P12"><text:span text:style-name="Source_20_Text"><text:s text:c="2"/></text:span><text:span text:style-name="Source_20_Text"><text:span text:style-name="T1">id: CID;</text:span></text:span></text:p>
      <text:p text:style-name="P12"><text:span text:style-name="Source_20_Text"><text:s text:c="2"/></text:span><text:span text:style-name="Source_20_Text"><text:span text:style-name="T1">parents: CID[];</text:span></text:span></text:p>
      <text:p text:style-name="P12"><text:span text:style-name="Source_20_Text"><text:s text:c="2"/></text:span><text:span text:style-name="Source_20_Text"><text:span text:style-name="T1">author: PeerID;</text:span></text:span></text:p>
      <text:p text:style-name="P12"><text:span text:style-name="Source_20_Text"><text:s text:c="2"/></text:span><text:span text:style-name="Source_20_Text"><text:span text:style-name="T1">timestamp: number;</text:span></text:span></text:p>
      <text:p text:style-name="P12"><text:span text:style-name="Source_20_Text"><text:s text:c="2"/></text:span><text:span text:style-name="Source_20_Text"><text:span text:style-name="T1">// Le type de transaction est étendu</text:span></text:span></text:p>
      <text:p text:style-name="P12"><text:span text:style-name="Source_20_Text"><text:s text:c="2"/></text:span><text:span text:style-name="Source_20_Text"><text:span text:style-name="T1">type: 'PAYMENT' | 'RATES_UPDATE';</text:span></text:span></text:p>
      <text:p text:style-name="P12"><text:span text:style-name="Source_20_Text"><text:s text:c="2"/></text:span><text:span text:style-name="Source_20_Text"><text:span text:style-name="T1">// Le payload peut être de différents types</text:span></text:span></text:p>
      <text:p text:style-name="P12"><text:span text:style-name="Source_20_Text"><text:s text:c="2"/></text:span><text:span text:style-name="Source_20_Text"><text:span text:style-name="T1">payload: PaymentPayload | RatesUpdatePayload;</text:span></text:span></text:p>
      <text:p text:style-name="P12"><text:span text:style-name="Source_20_Text"><text:s text:c="2"/></text:span><text:span text:style-name="Source_20_Text"><text:span text:style-name="T1">signature: Uint8Array;</text:span></text:span></text:p>
      <text:p text:style-name="P12"><text:span text:style-name="Source_20_Text"><text:span text:style-name="T1">}</text:span></text:span></text:p>
      <text:h text:style-name="P5" text:outline-level="4"><text:span text:style-name="Strong_20_Emphasis"><text:span text:style-name="T1">4.3 État de l'Application</text:span></text:span></text:h>
      <text:p text:style-name="P13">L'état de l'application est composé de deux parties, toutes deux calculées à partir du DAG.</text:p>
      <text:list text:style-name="L5">
        <text:list-item>
          <text:p text:style-name="P14"><text:span text:style-name="Strong_20_Emphasis"><text:span text:style-name="T1">État des Comptes (CRDT) :</text:span></text:span><text:span text:style-name="T1"> Le solde d'un compte est un dictionnaire de soldes, un pour chaque vecteur. Chaque solde vectoriel est modélisé comme un </text:span><text:span text:style-name="Strong_20_Emphasis"><text:span text:style-name="T1">PN-Counter</text:span></text:span><text:span text:style-name="T1">.</text:span></text:p>
          <text:p text:style-name="P15"><text:span text:style-name="Source_20_Text"><text:span text:style-name="T1">// Exemple de structure de l'état des soldes pour un utilisateur</text:span></text:span></text:p>
          <text:p text:style-name="P16"><text:span text:style-name="Source_20_Text"><text:span text:style-name="T1">const userBalances = {</text:span></text:span></text:p>
          <text:p text:style-name="P16"><text:span text:style-name="Source_20_Text"><text:s text:c="2"/></text:span><text:span text:style-name="Source_20_Text"><text:span text:style-name="T1">'Heure': 150.5,</text:span></text:span></text:p>
          <text:p text:style-name="P16"><text:span text:style-name="Source_20_Text"><text:s text:c="2"/></text:span><text:span text:style-name="Source_20_Text"><text:span text:style-name="T1">'Eau': 500,</text:span></text:span></text:p>
          <text:p text:style-name="P16"><text:span text:style-name="Source_20_Text"><text:s text:c="2"/></text:span><text:span text:style-name="Source_20_Text"><text:span text:style-name="T1">'Electricite': 220.75,</text:span></text:span></text:p>
          <text:p text:style-name="P16"><text:span text:style-name="Source_20_Text"><text:s text:c="2"/></text:span><text:span text:style-name="Source_20_Text"><text:span text:style-name="T1">// ... etc pour chaque vecteur</text:span></text:span></text:p>
          <text:p text:style-name="P16"><text:span text:style-name="Source_20_Text"><text:span text:style-name="T1">};</text:span></text:span></text:p>
        </text:list-item>
        <text:list-item>
          <text:p text:style-name="P14"><text:span text:style-name="Strong_20_Emphasis"><text:span text:style-name="T1">État des Taux de Conversion :</text:span></text:span><text:span text:style-name="T1"> L'application maintient un état local des taux de conversion officiels, qui correspond à la transaction </text:span><text:span text:style-name="Source_20_Text"><text:span text:style-name="T1">RATES_UPDATE</text:span></text:span><text:span text:style-name="T1"> la plus récente vue sur le réseau.</text:span></text:p>
        </text:list-item>
      </text:list>
      <text:h text:style-name="P2" text:outline-level="3"><text:span text:style-name="Strong_20_Emphasis"><text:span text:style-name="T1">5. Module Réseau P2P (Libp2p/Helia)</text:span></text:span></text:h>
      <text:h text:style-name="P17" text:outline-level="4"><text:span text:style-name="Strong_20_Emphasis"><text:span text:style-name="T1">5.1 Initialisation du Nœud</text:span></text:span></text:h>
      <text:list text:style-name="L6">
        <text:list-item>
          <text:p text:style-name="P18"><text:span text:style-name="T1">Le nœud Helia </text:span><text:span text:style-name="Strong_20_Emphasis"><text:span text:style-name="T1">DOIT</text:span></text:span><text:span text:style-name="T1"> être initialisé au démarrage de l'application.</text:span></text:p>
        </text:list-item>
        <text:list-item>
          <text:p text:style-name="P18"><text:span text:style-name="T1">Sur React Native, des </text:span><text:span text:style-name="Strong_20_Emphasis"><text:span text:style-name="T1">polyfills</text:span></text:span><text:span text:style-name="T1"> pour les modules natifs de Node.js (</text:span><text:span text:style-name="Source_20_Text"><text:span text:style-name="T1">net</text:span></text:span><text:span text:style-name="T1">, </text:span><text:span text:style-name="Source_20_Text"><text:span text:style-name="T1">dgram</text:span></text:span><text:span text:style-name="T1">, etc.) sont nécessaires. La configuration de Metro (</text:span><text:span text:style-name="Source_20_Text"><text:span text:style-name="T1">metro.config.js</text:span></text:span><text:span text:style-name="T1">) </text:span><text:span text:style-name="Strong_20_Emphasis"><text:span text:style-name="T1">DOIT</text:span></text:span><text:span text:style-name="T1"> être ajustée en conséquence.</text:span></text:p>
        </text:list-item>
        <text:list-item>
          <text:p text:style-name="P18"><text:span text:style-name="T1">Le stockage Helia (</text:span><text:span text:style-name="Source_20_Text"><text:span text:style-name="T1">blockstore</text:span></text:span><text:span text:style-name="T1"> et </text:span><text:span text:style-name="Source_20_Text"><text:span text:style-name="T1">datastore</text:span></text:span><text:span text:style-name="T1">) </text:span><text:span text:style-name="Strong_20_Emphasis"><text:span text:style-name="T1">DOIT</text:span></text:span><text:span text:style-name="T1"> être configuré pour utiliser la base de données locale.</text:span></text:p>
        </text:list-item>
      </text:list>
      <text:h text:style-name="P17" text:outline-level="4"><text:span text:style-name="Strong_20_Emphasis"><text:span text:style-name="T1">5.2 Configuration Libp2p</text:span></text:span></text:h>
      <text:list text:style-name="L7">
        <text:list-item>
          <text:p text:style-name="P19"><text:span text:style-name="Strong_20_Emphasis"><text:span text:style-name="T1">Transports :</text:span></text:span><text:span text:style-name="T1"> Le nœud </text:span><text:span text:style-name="Strong_20_Emphasis"><text:span text:style-name="T1">DOIT</text:span></text:span><text:span text:style-name="T1"> être configuré pour utiliser :</text:span></text:p>
          <text:list>
            <text:list-item>
              <text:p text:style-name="P19"><text:span text:style-name="Strong_20_Emphasis"><text:span text:style-name="T1">WebSockets</text:span></text:span><text:span text:style-name="T1"> pour la communication sur le navigateur et entre nœuds.</text:span></text:p>
            </text:list-item>
            <text:list-item>
              <text:p text:style-name="P19"><text:span text:style-name="T1">Le protocole </text:span><text:span text:style-name="Strong_20_Emphasis"><text:span text:style-name="T1">Circuit Relay v2</text:span></text:span><text:span text:style-name="T1"> pour permettre la communication entre des pairs situés derrière des NATs sans configuration manuelle.</text:span></text:p>
            </text:list-item>
          </text:list>
        </text:list-item>
        <text:list-item>
          <text:p text:style-name="P19"><text:span text:style-name="Strong_20_Emphasis"><text:span text:style-name="T1">Découverte de Pairs :</text:span></text:span></text:p>
          <text:list>
            <text:list-item>
              <text:p text:style-name="P19"><text:soft-page-break/><text:span text:style-name="T1">Une liste de nœuds </text:span><text:span text:style-name="Strong_20_Emphasis"><text:span text:style-name="T1">Bootstrap/Relay</text:span></text:span><text:span text:style-name="T1"> publics et stables </text:span><text:span text:style-name="Strong_20_Emphasis"><text:span text:style-name="T1">DOIT</text:span></text:span><text:span text:style-name="T1"> être codée en dur dans l'application.</text:span></text:p>
            </text:list-item>
          </text:list>
        </text:list-item>
        <text:list-item>
          <text:p text:style-name="P19"><text:span text:style-name="Strong_20_Emphasis"><text:span text:style-name="T1">Protocole de Synchronisation :</text:span></text:span></text:p>
          <text:list>
            <text:list-item>
              <text:p text:style-name="P19"><text:span text:style-name="T1">La propagation des nouvelles transactions </text:span><text:span text:style-name="Strong_20_Emphasis"><text:span text:style-name="T1">DOIT</text:span></text:span><text:span text:style-name="T1"> se faire via le protocole </text:span><text:span text:style-name="Strong_20_Emphasis"><text:span text:style-name="T1">GossipSub</text:span></text:span><text:span text:style-name="T1"> (</text:span><text:span text:style-name="Source_20_Text"><text:span text:style-name="T1">libp2p-gossipsub</text:span></text:span><text:span text:style-name="T1">).</text:span></text:p>
            </text:list-item>
            <text:list-item>
              <text:p text:style-name="P19"><text:span text:style-name="Emphasis"><text:span text:style-name="T1">Tous les nœuds </text:span></text:span><text:span text:style-name="Strong_20_Emphasis"><text:span text:style-name="T1">DOIVENT</text:span></text:span><text:span text:style-name="Emphasis"><text:span text:style-name="T1"> s'abonner à un topic global commun, par exemple </text:span></text:span><text:span text:style-name="Source_20_Text"><text:span text:style-name="T1">/myapp/transactions/1.0.0</text:span></text:span><text:span text:style-name="Emphasis"><text:span text:style-name="T1">.</text:span></text:span></text:p>
            </text:list-item>
          </text:list>
        </text:list-item>
      </text:list>
      <text:h text:style-name="P2" text:outline-level="3"><text:span text:style-name="Strong_20_Emphasis"><text:span text:style-name="T1">6. Logique de Gestion des Transactions (Le Cœur Fonctionnel)</text:span></text:span></text:h>
      <text:h text:style-name="P5" text:outline-level="4"><text:span text:style-name="Strong_20_Emphasis"><text:span text:style-name="T1">6.1 Création d'une Transaction (En ligne ou Hors-ligne)</text:span></text:span></text:h>
      <text:list text:style-name="L8">
        <text:list-item>
          <text:p text:style-name="P20"><text:span text:style-name="T1">Identifier les "têtes" actuelles du DAG local. Ce seront les </text:span><text:span text:style-name="Source_20_Text"><text:span text:style-name="T1">parents</text:span></text:span><text:span text:style-name="T1"> de la nouvelle transaction.</text:span></text:p>
        </text:list-item>
        <text:list-item>
          <text:p text:style-name="P20"><text:span text:style-name="Strong_20_Emphasis"><text:span text:style-name="T1">Pour un </text:span></text:span><text:span text:style-name="Strong_20_Emphasis"><text:span text:style-name="Source_20_Text"><text:span text:style-name="T1">PAYMENT</text:span></text:span></text:span><text:span text:style-name="Strong_20_Emphasis"><text:span text:style-name="T1"> :</text:span></text:span></text:p>
          <text:list>
            <text:list-item>
              <text:p text:style-name="P20"><text:span text:style-name="T1">Construire le </text:span><text:span text:style-name="Source_20_Text"><text:span text:style-name="T1">PaymentPayload</text:span></text:span><text:span text:style-name="T1"> en utilisant les </text:span><text:span text:style-name="Strong_20_Emphasis"><text:span text:style-name="T1">taux de conversion actuellement stockés localement</text:span></text:span><text:span text:style-name="T1">.</text:span></text:p>
            </text:list-item>
            <text:list-item>
              <text:p text:style-name="P21">Valider que le solde de chaque vecteur est suffisant.</text:p>
            </text:list-item>
          </text:list>
        </text:list-item>
        <text:list-item>
          <text:p text:style-name="P20"><text:span text:style-name="Strong_20_Emphasis"><text:span text:style-name="T1">Pour un </text:span></text:span><text:span text:style-name="Strong_20_Emphasis"><text:span text:style-name="Source_20_Text"><text:span text:style-name="T1">RATES_UPDATE</text:span></text:span></text:span><text:span text:style-name="Strong_20_Emphasis"><text:span text:style-name="T1"> :</text:span></text:span></text:p>
          <text:list>
            <text:list-item>
              <text:p text:style-name="P20"><text:span text:style-name="T1">Construire le </text:span><text:span text:style-name="Source_20_Text"><text:span text:style-name="T1">RatesUpdatePayload</text:span></text:span><text:span text:style-name="T1"> avec les nouveaux taux et un </text:span><text:span text:style-name="Source_20_Text"><text:span text:style-name="T1">timestamp</text:span></text:span><text:span text:style-name="T1"> actuel.</text:span></text:p>
            </text:list-item>
          </text:list>
        </text:list-item>
        <text:list-item>
          <text:p text:style-name="P20"><text:span text:style-name="T1">Construire l'objet </text:span><text:span text:style-name="Source_20_Text"><text:span text:style-name="T1">Transaction</text:span></text:span><text:span text:style-name="T1"> global.</text:span></text:p>
        </text:list-item>
        <text:list-item>
          <text:p text:style-name="P21">Sérialiser et signer l'objet.</text:p>
        </text:list-item>
        <text:list-item>
          <text:p text:style-name="P20"><text:span text:style-name="T1">Sauvegarder l'objet dans le </text:span><text:span text:style-name="Source_20_Text"><text:span text:style-name="T1">blockstore</text:span></text:span><text:span text:style-name="T1"> local.</text:span></text:p>
        </text:list-item>
        <text:list-item>
          <text:p text:style-name="P21">Mettre à jour l'état local (soldes ou taux de conversion).</text:p>
        </text:list-item>
        <text:list-item>
          <text:p text:style-name="P20"><text:span text:style-name="Strong_20_Emphasis"><text:span text:style-name="T1">Si en ligne,</text:span></text:span><text:span text:style-name="T1"> publier la transaction sur le topic GossipSub.</text:span></text:p>
        </text:list-item>
      </text:list>
      <text:h text:style-name="P5" text:outline-level="4"><text:span text:style-name="Strong_20_Emphasis"><text:span text:style-name="T1">6.2 Réception d'une Transaction (via GossipSub)</text:span></text:span></text:h>
      <text:list text:style-name="L9">
        <text:list-item>
          <text:p text:style-name="P22">À la réception d'une nouvelle transaction :</text:p>
        </text:list-item>
        <text:list-item>
          <text:p text:style-name="P22">Vérifier l'authenticité de la signature.</text:p>
        </text:list-item>
        <text:list-item>
          <text:p text:style-name="P22">Valider la transaction par rapport à sa propre vue du DAG.</text:p>
        </text:list-item>
        <text:list-item>
          <text:p text:style-name="P23"><text:span text:style-name="Strong_20_Emphasis"><text:span text:style-name="T1">Si c'est un </text:span></text:span><text:span text:style-name="Strong_20_Emphasis"><text:span text:style-name="Source_20_Text"><text:span text:style-name="T1">PAYMENT</text:span></text:span></text:span><text:span text:style-name="Strong_20_Emphasis"><text:span text:style-name="T1"> :</text:span></text:span></text:p>
          <text:list>
            <text:list-item>
              <text:p text:style-name="P22">Valider la transaction (pas de double dépense, etc.).</text:p>
            </text:list-item>
            <text:list-item>
              <text:p text:style-name="P23"><text:span text:style-name="T1">Si valide, l'ajouter au </text:span><text:span text:style-name="Source_20_Text"><text:span text:style-name="T1">blockstore</text:span></text:span><text:span text:style-name="T1"> et recalculer les soldes.</text:span></text:p>
            </text:list-item>
          </text:list>
        </text:list-item>
        <text:list-item>
          <text:p text:style-name="P23"><text:span text:style-name="Strong_20_Emphasis"><text:span text:style-name="T1">Si c'est un </text:span></text:span><text:span text:style-name="Strong_20_Emphasis"><text:span text:style-name="Source_20_Text"><text:span text:style-name="T1">RATES_UPDATE</text:span></text:span></text:span><text:span text:style-name="Strong_20_Emphasis"><text:span text:style-name="T1"> :</text:span></text:span></text:p>
          <text:list>
            <text:list-item>
              <text:p text:style-name="P23"><text:span text:style-name="T1">Comparer le </text:span><text:span text:style-name="Source_20_Text"><text:span text:style-name="T1">timestamp</text:span></text:span><text:span text:style-name="T1"> du </text:span><text:span text:style-name="Source_20_Text"><text:span text:style-name="T1">RatesUpdatePayload</text:span></text:span><text:span text:style-name="T1"> avec celui des taux actuellement stockés.</text:span></text:p>
            </text:list-item>
            <text:list-item>
              <text:p text:style-name="P22">Si la date est plus récente, mettre à jour les taux de conversion locaux.</text:p>
            </text:list-item>
            <text:list-item>
              <text:p text:style-name="P23"><text:soft-page-break/><text:span text:style-name="T1">Ajouter la transaction au </text:span><text:span text:style-name="Source_20_Text"><text:span text:style-name="T1">blockstore</text:span></text:span><text:span text:style-name="T1">.</text:span></text:p>
            </text:list-item>
          </text:list>
        </text:list-item>
        <text:list-item>
          <text:p text:style-name="P22">Laisser GossipSub propager la transaction si elle est valide.</text:p>
        </text:list-item>
      </text:list>
      <text:h text:style-name="P5" text:outline-level="4"><text:span text:style-name="Strong_20_Emphasis"><text:span text:style-name="T1">6.3 Synchronisation Hors-Ligne (Bluetooth &amp; QR Code)</text:span></text:span></text:h>
      <text:list text:style-name="L10">
        <text:list-item>
          <text:p text:style-name="P24"><text:span text:style-name="Strong_20_Emphasis"><text:span text:style-name="T1">Phase 1 : Initiation et Handshake via QR Code</text:span></text:span></text:p>
          <text:list>
            <text:list-item>
              <text:p text:style-name="P24"><text:span text:style-name="T1">L'utilisateur A génère un QR Code. Le contenu inclut les informations de paiement. Le destinataire validera la transaction complète avec les taux qu'elle contient lors de la phase 2.</text:span></text:p>
              <text:p text:style-name="P25"><text:span text:style-name="Source_20_Text"><text:span text:style-name="T1">{</text:span></text:span></text:p>
              <text:p text:style-name="P26"><text:span text:style-name="Source_20_Text"><text:s text:c="2"/></text:span><text:span text:style-name="Source_20_Text"><text:span text:style-name="T1">"sessionId": "unique-uuid-for-this-exchange",</text:span></text:span></text:p>
              <text:p text:style-name="P26"><text:span text:style-name="Source_20_Text"><text:s text:c="2"/></text:span><text:span text:style-name="Source_20_Text"><text:span text:style-name="T1">"peerId": "PeerID_de_A",</text:span></text:span></text:p>
              <text:p text:style-name="P26"><text:span text:style-name="Source_20_Text"><text:s text:c="2"/></text:span><text:span text:style-name="Source_20_Text"><text:span text:style-name="T1">"publicKey": "PublicKey_de_A",</text:span></text:span></text:p>
              <text:p text:style-name="P26"><text:span text:style-name="Source_20_Text"><text:s text:c="2"/></text:span><text:span text:style-name="Source_20_Text"><text:span text:style-name="T1">"transactionInfo": {</text:span></text:span></text:p>
              <text:p text:style-name="P26"><text:span text:style-name="Source_20_Text"><text:s text:c="4"/></text:span><text:span text:style-name="Source_20_Text"><text:span text:style-name="T1">"amounts": [</text:span></text:span></text:p>
              <text:p text:style-name="P26"><text:span text:style-name="Source_20_Text"><text:s text:c="6"/></text:span><text:span text:style-name="Source_20_Text"><text:span text:style-name="T1">{ "vector": "Heure", "value": 2.5 },</text:span></text:span></text:p>
              <text:p text:style-name="P26"><text:span text:style-name="Source_20_Text"><text:s text:c="6"/></text:span><text:span text:style-name="Source_20_Text"><text:span text:style-name="T1">{ "vector": "Eau", "value": 50 }</text:span></text:span></text:p>
              <text:p text:style-name="P26"><text:span text:style-name="Source_20_Text"><text:s text:c="4"/></text:span><text:span text:style-name="Source_20_Text"><text:span text:style-name="T1">],</text:span></text:span></text:p>
              <text:p text:style-name="P26"><text:span text:style-name="Source_20_Text"><text:s text:c="4"/></text:span><text:span text:style-name="Source_20_Text"><text:span text:style-name="T1">"totalTemporalValue": 3.75</text:span></text:span></text:p>
              <text:p text:style-name="P26"><text:span text:style-name="Source_20_Text"><text:s text:c="2"/></text:span><text:span text:style-name="Source_20_Text"><text:span text:style-name="T1">}</text:span></text:span></text:p>
              <text:p text:style-name="P26"><text:span text:style-name="Source_20_Text"><text:span text:style-name="T1">}</text:span></text:span></text:p>
            </text:list-item>
            <text:list-item>
              <text:p text:style-name="P27">L'utilisateur B scanne le QR Code et confirme la transaction sur la base des montants.</text:p>
            </text:list-item>
          </text:list>
        </text:list-item>
        <text:list-item>
          <text:p text:style-name="P24"><text:span text:style-name="Strong_20_Emphasis"><text:span text:style-name="T1">Phase 2 : Transfert des Données du DAG via Bluetooth</text:span></text:span></text:p>
          <text:list>
            <text:list-item>
              <text:p text:style-name="P27">Les appareils établissent une connexion Bluetooth sécurisée.</text:p>
            </text:list-item>
            <text:list-item>
              <text:p text:style-name="P24"><text:span text:style-name="T1">L'appareil de A sérialise les objets </text:span><text:span text:style-name="Source_20_Text"><text:span text:style-name="T1">Transaction</text:span></text:span><text:span text:style-name="T1"> nécessaires (la nouvelle transaction de paiement, mais aussi potentiellement des transactions </text:span><text:span text:style-name="Source_20_Text"><text:span text:style-name="T1">RATES_UPDATE</text:span></text:span><text:span text:style-name="T1"> que B n'aurait pas encore vues).</text:span></text:p>
            </text:list-item>
            <text:list-item>
              <text:p text:style-name="P27">Le paquet de données est transféré.</text:p>
            </text:list-item>
            <text:list-item>
              <text:p text:style-name="P24"><text:span text:style-name="T1">À la réception, l'application de B traite chaque transaction comme décrit en section 6.2, mettant potentiellement à jour ses taux de conversion </text:span><text:span text:style-name="Strong_20_Emphasis"><text:span text:style-name="T1">avant</text:span></text:span><text:span text:style-name="T1"> de valider la transaction de paiement.</text:span></text:p>
            </text:list-item>
          </text:list>
        </text:list-item>
      </text:list>
      <text:h text:style-name="P2" text:outline-level="3"><text:span text:style-name="Strong_20_Emphasis"><text:span text:style-name="T2"/></text:span></text:h>
      <text:h text:style-name="P2" text:outline-level="3"><text:span text:style-name="Strong_20_Emphasis"><text:span text:style-name="T2">7. Gouvernance et Consensus sur les Taux</text:span></text:span></text:h>
      <text:list text:style-name="L11">
        <text:list-item>
          <text:p text:style-name="P28"><text:span text:style-name="Strong_20_Emphasis">Source de Vérité :</text:span> Les mises à jour des taux de conversion (<text:span text:style-name="Source_20_Text">RATES_UPDATE</text:span>) sont initiées exclusivement par un compte unique et prédéfini : l'<text:span text:style-name="Strong_20_Emphasis">Oracle de Ressources</text:span>.</text:p>
        </text:list-item>
        <text:list-item>
          <text:p text:style-name="P28"><text:span text:style-name="Strong_20_Emphasis">Fréquence :</text:span> Les mises à jour sont publiées à une fréquence fixe (ex: deux fois par an).</text:p>
        </text:list-item>
        <text:list-item>
          <text:p text:style-name="P28"><text:span text:style-name="Strong_20_Emphasis">Processus de Détermination (Off-Chain) :</text:span> La détermination des nouveaux taux est le fruit d'un processus de consensus qui se déroule en dehors du protocole de transaction direct. Il implique :</text:p>
          <text:list>
            <text:list-item>
              <text:p text:style-name="P28">L'évaluation de grandeurs physiques réelles.</text:p>
            </text:list-item>
            <text:list-item>
              <text:p text:style-name="P28"><text:soft-page-break/>Un mécanisme de votation ou de consultation impliquant la communauté d'utilisateurs via l'application.</text:p>
            </text:list-item>
            <text:list-item>
              <text:p text:style-name="P28">Le calcul final des taux via une formule mathématique prédéfinie.</text:p>
            </text:list-item>
          </text:list>
        </text:list-item>
        <text:list-item>
          <text:p text:style-name="P28"><text:span text:style-name="Strong_20_Emphasis">Résolution de Conflits :</text:span> En cas de réception de deux <text:span text:style-name="Source_20_Text">RATES_UPDATE</text:span> valides avec le même timestamp (cas théorique très improbable), le réseau doit appliquer une règle déterministe pour choisir, par exemple en sélectionnant la transaction dont le CID est lexicographiquement le plus petit.</text:p>
        </text:list-item>
      </text:list>
      <text:p text:style-name="P29"><text:span text:style-name="Strong_20_Emphasis"><text:span text:style-name="T2"/></text:span></text:p>
      <text:h text:style-name="P2" text:outline-level="3"><text:span text:style-name="Strong_20_Emphasis"><text:span text:style-name="T2">8</text:span></text:span><text:span text:style-name="Strong_20_Emphasis"><text:span text:style-name="T1">. Interface Utilisateur (UI/UX) - Spécifications Minimales</text:span></text:span></text:h>
      <text:p text:style-name="P29"><text:span text:style-name="Strong_20_Emphasis"><text:span text:style-name="T1"/></text:span></text:p>
      <text:list text:style-name="L12">
        <text:list-item>
          <text:p text:style-name="P30">Affichage des soldes pour chaque vecteur du compte.</text:p>
        </text:list-item>
        <text:list-item>
          <text:p text:style-name="P30">Liste de l'historique des transactions, détaillant les vecteurs échangés.</text:p>
        </text:list-item>
        <text:list-item>
          <text:p text:style-name="P30">Formulaire pour créer une nouvelle transaction multi-vectorielle.</text:p>
        </text:list-item>
        <text:list-item>
          <text:p text:style-name="P30">Écrans pour initier la synchronisation hors-ligne.</text:p>
        </text:list-item>
        <text:list-item>
          <text:p text:style-name="P31"><text:span text:style-name="Emphasis"><text:span text:style-name="T1">Un indicateur de statut réseau.</text:span></text:span></text:p>
        </text:list-item>
        <text:list-item>
          <text:p text:style-name="P31"><text:span text:style-name="Emphasis"><text:span text:style-name="T3">L</text:span></text:span><text:span text:style-name="Emphasis"><text:span text:style-name="T1">'interface devra permettre de visualiser les taux de conversion actuels et potentiellement de proposer des mises à jour si l'utilisateur a les droits pour le faire.</text:span></text:span></text:p>
        </text:list-item>
        <text:list-item>
          <text:p text:style-name="P31"><text:span text:style-name="Emphasis"><text:span text:style-name="T1">participer au processus de votation </text:span></text:span><text:span text:style-name="Emphasis"><text:span text:style-name="T2">pour les conversions rates</text:span></text:span></text:p>
        </text:list-item>
      </text:list>
      <text:p text:style-name="P32"><text:span text:style-name="Emphasis"><text:span text:style-name="T1"/></text:span></text:p>
      <text:p text:style-name="P32"><text:span text:style-name="Emphasis"><text:span text:style-name="T1"/></text:span></text:p>
      <text:h text:style-name="P33" text:outline-level="3"><text:span text:style-name="Strong_20_Emphasis"><text:span text:style-name="T4">9</text:span></text:span><text:span text:style-name="Strong_20_Emphasis"><text:span text:style-name="T1">. </text:span></text:span><text:span text:style-name="Strong_20_Emphasis"><text:span text:style-name="T4">Implémentation</text:span></text:span></text:h>
      <text:p text:style-name="P34"/>
      <text:p text:style-name="P35">Voici la feuille de route : Elle est conçue pour minimiser les risques et construire sur des bases solides, en respectant scrupuleusement le cahier des charges.</text:p>
      <text:p text:style-name="P36"/>
      <text:h text:style-name="P37" text:outline-level="3">## Étape 1 : Le Cœur P2P dans un Environnement Simple (Node.js)</text:h>
      <text:p text:style-name="P38">Avant même de penser à une interface utilisateur, vous devez maîtriser la logique P2P. L'environnement le plus simple pour cela est Node.js, qui est un simple exécutable JavaScript côté serveur.</text:p>
      <text:list text:style-name="L13">
        <text:list-item>
          <text:p text:style-name="P39"><text:span text:style-name="T5">Objectif :</text:span> Créer une petite application en ligne de commande (CLI) qui valide la logique de base du cahier des charges.</text:p>
        </text:list-item>
        <text:list-item>
          <text:p text:style-name="P39"><text:span text:style-name="T5">Pourquoi ?</text:span> Cela vous isole de la complexité des frameworks UI (React Native, Electron). Vous vous concentrez uniquement sur Helia, Libp2p et la structure de vos transactions. C'est ici que vous allez vraiment comprendre le fonctionnement du DAG et de GossipSub.</text:p>
        </text:list-item>
      </text:list>
      <text:h text:style-name="P40" text:outline-level="4"><text:soft-page-break/>Actions à réaliser :</text:h>
      <text:list text:style-name="L14">
        <text:list-item>
          <text:p text:style-name="P41"><text:span text:style-name="T5">Installez Node.js</text:span> sur votre machine de développement.</text:p>
        </text:list-item>
        <text:list-item>
          <text:p text:style-name="P41"><text:span text:style-name="T5">Apprenez les bases de JavaScript moderne (ES6+) :</text:span> Concentrez-vous sur les concepts de <text:span text:style-name="Source_20_Text">async/await</text:span> et de <text:span text:style-name="Source_20_Text">Promises</text:span>, qui sont absolument fondamentaux pour interagir avec Helia.</text:p>
        </text:list-item>
        <text:list-item>
          <text:p text:style-name="P41"><text:span text:style-name="T5">Créez un projet Node.js simple</text:span> (<text:span text:style-name="Source_20_Text">npm init</text:span>).</text:p>
        </text:list-item>
        <text:list-item>
          <text:p text:style-name="P42">Suivez le cahier des charges pour implémenter les fonctions suivantes :</text:p>
          <text:list>
            <text:list-item>
              <text:p text:style-name="P41">Créer et initialiser un nœud Helia.</text:p>
            </text:list-item>
            <text:list-item>
              <text:p text:style-name="P41">Générer et sauvegarder une identité utilisateur (la paire de clés).</text:p>
            </text:list-item>
            <text:list-item>
              <text:p text:style-name="P41">Créer une transaction de type <text:span text:style-name="Source_20_Text">PAYMENT</text:span> valide.</text:p>
            </text:list-item>
            <text:list-item>
              <text:p text:style-name="P41">L'ajouter au <text:span text:style-name="Source_20_Text">blockstore</text:span> local.</text:p>
            </text:list-item>
            <text:list-item>
              <text:p text:style-name="P41">Se connecter au topic GossipSub et publier cette transaction.</text:p>
            </text:list-item>
            <text:list-item>
              <text:p text:style-name="P41">Écouter sur le topic pour recevoir les transactions des autres.</text:p>
            </text:list-item>
          </text:list>
        </text:list-item>
      </text:list>
      <text:p text:style-name="P38">À la fin de cette étape, vous devriez avoir deux fenêtres de terminal capables de s'échanger des transactions. C'est une victoire immense qui prouve que votre back-end fonctionne.</text:p>
      <text:p text:style-name="P36"/>
      <text:h text:style-name="P37" text:outline-level="3">## Étape 2 : Construire l'Application de Bureau avec Electron</text:h>
      <text:p text:style-name="P38">Une fois que votre logique P2P est fonctionnelle dans Node.js, l'intégrer dans Electron est l'étape suivante la plus logique.</text:p>
      <text:list text:style-name="L15">
        <text:list-item>
          <text:p text:style-name="P43"><text:span text:style-name="T5">Objectif :</text:span> Créer une application de bureau simple qui intègre le code de l'étape 1 et lui ajoute une interface graphique minimale.</text:p>
        </text:list-item>
        <text:list-item>
          <text:p text:style-name="P43"><text:span text:style-name="T5">Pourquoi ?</text:span> Electron est beaucoup plus simple que React Native pour commencer. Son "processus principal" est un véritable environnement Node.js, vous pourrez donc <text:span text:style-name="T5">réutiliser presque à l'identique</text:span> le code que vous venez d'écrire.</text:p>
        </text:list-item>
      </text:list>
      <text:h text:style-name="P40" text:outline-level="4">Actions à réaliser :</text:h>
      <text:list text:style-name="L16">
        <text:list-item>
          <text:p text:style-name="P44">Créez un projet Electron de base.</text:p>
        </text:list-item>
        <text:list-item>
          <text:p text:style-name="P45"><text:span text:style-name="T5">Intégrez votre code de l'étape 1 dans le processus principal (</text:span><text:span text:style-name="Source_20_Text"><text:span text:style-name="T5">main.js</text:span></text:span><text:span text:style-name="T5">) d'Electron.</text:span> C'est là que votre nœud Helia vivra.</text:p>
        </text:list-item>
        <text:list-item>
          <text:p text:style-name="P45"><text:span text:style-name="T5">Créez une interface utilisateur très simple</text:span> dans le processus de rendu (<text:span text:style-name="Source_20_Text">renderer.js</text:span>) avec du HTML et du JavaScript de base (pas besoin de React au début). Un bouton "Créer Transaction" et une zone de texte pour afficher les logs suffisent.</text:p>
        </text:list-item>
        <text:list-item>
          <text:p text:style-name="P45"><text:span text:style-name="T5">Apprenez à faire communiquer les deux processus</text:span> avec le mécanisme <text:span text:style-name="Source_20_Text">ipc</text:span> d'Electron. C'est comme cela que votre interface demandera au nœud Helia de faire des actions.</text:p>
        </text:list-item>
      </text:list>
      <text:p text:style-name="P36"/>
      <text:h text:style-name="P37" text:outline-level="3"><text:soft-page-break/>## Étape 3 : S'attaquer à l'Application Mobile avec React Native</text:h>
      <text:p text:style-name="P38">C'est l'étape la plus complexe en raison des contraintes de l'environnement mobile. Ne l'abordez que lorsque les étapes 1 et 2 sont solides.</text:p>
      <text:list text:style-name="L17">
        <text:list-item>
          <text:p text:style-name="P46"><text:span text:style-name="T5">Objectif :</text:span> Porter la logique P2P sur mobile.</text:p>
        </text:list-item>
        <text:list-item>
          <text:p text:style-name="P46"><text:span text:style-name="T5">Pourquoi en dernier ?</text:span> Parce que vous aurez déjà une compréhension profonde du fonctionnement de votre système. Vous serez beaucoup mieux armé pour diagnostiquer les problèmes de configuration spécifiques à React Native (polyfills, bundler Metro, modules natifs pour le Bluetooth...).</text:p>
        </text:list-item>
      </text:list>
      <text:h text:style-name="P40" text:outline-level="4">Actions à réaliser :</text:h>
      <text:list text:style-name="L18">
        <text:list-item>
          <text:p text:style-name="P47">Mettez en place un projet React Native.</text:p>
        </text:list-item>
        <text:list-item>
          <text:p text:style-name="P48"><text:span text:style-name="T5">Suivez scrupuleusement la partie du cahier des charges sur les polyfills</text:span> et la configuration de Metro. C'est une étape difficile qui demande de la patience.</text:p>
        </text:list-item>
        <text:list-item>
          <text:p text:style-name="P48"><text:span text:style-name="T5">Intégrez progressivement votre logique P2P</text:span>, en testant chaque étape : d'abord l'initialisation du nœud, puis la création de transaction, etc.</text:p>
        </text:list-item>
        <text:list-item>
          <text:p text:style-name="P48"><text:span text:style-name="T5">Implémentez la partie Bluetooth</text:span> en utilisant une bibliothèque native React Native dédiée.</text:p>
        </text:list-item>
      </text:list>
      <text:p text:style-name="P38">En suivant cette feuille de route, vous construisez votre expertise pas à pas, sur des fondations que vous avez vous-même validées. C'est la manière la plus "sécurisée" de mener à bien un projet aussi ambitieux.</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10:09:22.509263000</meta:creation-date>
    <dc:date>2025-08-21T11:30:36.111034800</dc:date>
    <meta:editing-duration>PT10M33S</meta:editing-duration>
    <meta:editing-cycles>2</meta:editing-cycles>
    <meta:generator>LibreOffice/25.2.3.2$Windows_X86_64 LibreOffice_project/bbb074479178df812d175f709636b368952c2ce3</meta:generator>
    <meta:document-statistic meta:table-count="0" meta:image-count="0" meta:object-count="0" meta:page-count="8" meta:paragraph-count="191" meta:word-count="2198" meta:character-count="13969" meta:non-whitespace-character-count="11979"/>
  </office:meta>
</office:document-meta>
</file>